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ulie,</text:p>
      <text:p text:style-name="Normal">v tento den plný lásky a přátelství, chci sdílet s tebou spojení, jež nás překvapivě vede stejnými cestami – naše duše tančí pod záštitou Lípy. Symbol síly, ochrany a lásky, který nám obojímu nasazuje korunu z listů do vlasů a šepotá příběhy odvahy. Jako stromy s hlubokými kořeny, i my máme v sobě ukrytou moc chránit a stát za tím, co je spravedlivé, vedeno laskavým dohledem archanděla Raquela.</text:p>
      <text:p text:style-name="Normal">Nejenže náš vnitřní kompas ukazuje k harmonii a spravedlnosti, ale společně nám je dána výjimečná příležitost být hlasem těch, kteří jsou neslyšeni, a štítem před nespravedlností. Budiž tento Valentýn oslavou našeho jedinečného spojení a začátkem cesty, na níž naše srdce i kroky hledají to nejlepší nejen v sobě, ale i ve světě kolem nás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